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ucida Sans"/>
    </style:style>
    <style:style style:name="P2" style:family="paragraph" style:parent-style-name="Text_20_body">
      <style:text-properties style:font-name="Lucida Sans"/>
    </style:style>
    <style:style style:name="P3" style:family="paragraph" style:parent-style-name="Heading_20_1" style:master-page-name="MP0">
      <style:paragraph-properties fo:break-before="page"/>
      <style:text-properties style:font-name="Lucida Sans" fo:font-size="14pt" style:font-size-asian="14pt" style:font-size-complex="1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style:font-name="Lucida San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GAwxM version 2 - glossary of e<text:span text:style-name="T3">x</text:span>trinsic functions</text:h>
      <text:p text:style-name="P2">wxMaxima is a front-end for Maxima, a Computer Algebra System.</text:p>
      <text:p text:style-name="P1">Within wxMaxima, a “software program” i.e. a sequence of maxima commands is held in an “active document”. It is a type of notebook where the documentation is interspersed with the mathematical code.</text:p>
      <text:p text:style-name="P1"/>
      <text:p text:style-name="P1">Maxima, and hence wxMaxima, have many <text:span text:style-name="T1">intrinsic</text:span><text:span text:style-name="T2"> functions, but the distinction is made here with the </text:span><text:span text:style-name="T1">extrinsic</text:span><text:span text:style-name="T2"> functions that have been created specifically for Geometric Algebra using wxMaxima (GAwxM). Below are lists of the names of the function files with the functions contained within them.</text:span></text:p>
      <text:p text:style-name="P2"/>
      <text:p text:style-name="P2">These are the names of the early function files developed for Geometric Algebra in roughly chronological order...</text:p>
      <text:p text:style-name="P2">gafns1.wxm</text:p>
      <text:p text:style-name="P2">list2blade, basesp, bladep, bldpwr, geomp, commp</text:p>
      <text:p text:style-name="P2">gafns2.wxm</text:p>
      <text:p text:style-name="P2">basespinn, bladepinn, bldpwrinn, geompinn</text:p>
      <text:p text:style-name="P2">gafns3.wxm</text:p>
      <text:p text:style-name="P2">basespout, bladepout, bldpwrout, geompout</text:p>
      <text:p text:style-name="P2">gafns4.wxm</text:p>
      <text:p text:style-name="P2">grader, makemultivec, makelistgrademv, makeunitarymv</text:p>
      <text:p text:style-name="P2">gafns5.wxm</text:p>
      <text:p text:style-name="P2">extract, mvrev, scalarp, normod, lst2bldouter, reciproce, lst2vecouter, reciprocb</text:p>
      <text:p text:style-name="P2">gafns6.wxm</text:p>
      <text:p text:style-name="P2">arglst, bldexp, mvexp, pauser</text:p>
      <text:p text:style-name="P2">There is also gafns0.wxm for definition and precedence of the infix operators, and their association with some of the extrinsic functions in the earlier files above.</text:p>
      <text:p text:style-name="P2"/>
      <text:p text:style-name="P2">Here are the names of function files developed for Geometric Calculus and<text:span text:style-name="T4"> the functions held within them...</text:span></text:p>
      <text:p text:style-name="P2">gcfns1.wxm</text:p>
      <text:p text:style-name="P2">mvgrad, mvdiv, mvcurl</text:p>
      <text:p text:style-name="P2">gcfns2.wxm</text:p>
      <text:p text:style-name="P2">mvderiv, lstmvcrd, makemvcrd, lstvector, makevector</text:p>
      <text:p text:style-name="P2">gcfns3.wxm</text:p>
      <text:p text:style-name="P2">lst2outer, reciprocM, vectordelM</text:p>
      <text:p text:style-name="P2"/>
      <text:p text:style-name="P2"/>
      <text:p text:style-name="P2">These are the function files developed for the improved Initialization of version 2. They are held in folder.../GAwxM/GA_GC_initialize/</text:p>
      <text:p text:style-name="P2">initialization.wxm</text:p>
      <text:p text:style-name="P2">initialize_fns.wxm</text:p>
      <text:p text:style-name="P2">initialize_lsts.wxm</text:p>
      <text:p text:style-name="P2"/>
      <text:p text:style-name="P2">The files may be opened (carefully) under wxMaxima to examine references to their development files and the usage of the functions. The function files themselves should not be run (executed), except perhaps testing initializa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ing" style:next-style-name="Text_20_body" style:class="text" style:default-outline-level="1">
      <style:paragraph-properties fo:hyphenation-ladder-count="no-limit"/>
      <style:text-properties style:font-name="Liberation Serif" fo:font-size="24pt" fo:font-weight="bold" style:font-size-asian="24pt" style:font-weight-asian="bold" style:font-size-complex="24pt" style:font-weight-complex="bold" fo:hyphenate="false" fo:hyphenation-remain-char-count="2" fo:hyphenation-push-char-count="2"/>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pm1"/>
    <style:master-page style:name="MP0"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19-02-21T01:25:22</meta:creation-date>
    <dc:creator>Stephen Athel Abbott</dc:creator>
    <dc:date>2020-10-02T12:44:48</dc:date>
    <dc:language>en-GB</dc:language>
    <meta:editing-cycles>15</meta:editing-cycles>
    <meta:editing-duration>PT1H32M17S</meta:editing-duration>
    <meta:user-defined meta:name="Info 1"/>
    <meta:user-defined meta:name="Info 2"/>
    <meta:user-defined meta:name="Info 3"/>
    <meta:user-defined meta:name="Info 4"/>
    <meta:document-statistic meta:table-count="0" meta:image-count="0" meta:object-count="0" meta:page-count="2" meta:paragraph-count="30" meta:word-count="276" meta:character-count="1895"/>
  </office:meta>
</office:document-meta>
</file>